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4.604cm"/>
    </style:style>
    <style:style style:name="Table1.B" style:family="table-column">
      <style:table-column-properties style:column-width="12.991cm"/>
    </style:style>
    <style:style style:name="Table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B1" style:family="table-cell">
      <style:table-cell-properties fo:padding="0.097cm" fo:border="0.05pt solid #000000"/>
    </style:style>
    <style:style style:name="Table1.A2" style:family="table-cell">
      <style:table-cell-properties fo:background-color="#dddddd"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officeooo:rsid="0010be29" officeooo:paragraph-rsid="0010be29" style:font-weight-asian="bold" style:font-weight-complex="bold"/>
    </style:style>
    <style:style style:name="P2" style:family="paragraph" style:parent-style-name="Standard">
      <style:text-properties fo:font-style="italic" fo:font-weight="bold" officeooo:rsid="0010be29" officeooo:paragraph-rsid="0010be29" style:font-style-asian="italic" style:font-weight-asian="bold" style:font-style-complex="italic" style:font-weight-complex="bold"/>
    </style:style>
    <style:style style:name="P3" style:family="paragraph" style:parent-style-name="Standard">
      <style:text-properties fo:font-style="normal" fo:font-weight="normal" officeooo:rsid="0010be29" officeooo:paragraph-rsid="0010be29" style:font-style-asian="normal" style:font-weight-asian="normal" style:font-style-complex="normal" style:font-weight-complex="normal"/>
    </style:style>
    <style:style style:name="P4" style:family="paragraph" style:parent-style-name="Standard">
      <style:text-properties fo:font-style="normal" fo:font-weight="bold" officeooo:rsid="0010be29" officeooo:paragraph-rsid="0010be29" style:font-style-asian="normal" style:font-weight-asian="bold" style:font-style-complex="normal" style:font-weight-complex="bold"/>
    </style:style>
    <style:style style:name="P5" style:family="paragraph" style:parent-style-name="Table_20_Contents">
      <style:text-properties officeooo:rsid="0010be29" officeooo:paragraph-rsid="0010be29"/>
    </style:style>
    <style:style style:name="P6" style:family="paragraph" style:parent-style-name="Table_20_Contents">
      <style:text-properties fo:font-weight="bold" officeooo:rsid="0010be29" officeooo:paragraph-rsid="0010be29" style:font-weight-asian="bold" style:font-weight-complex="bold"/>
    </style:style>
    <style:style style:name="P7" style:family="paragraph" style:parent-style-name="Table_20_Contents">
      <style:text-properties officeooo:rsid="00195b46" officeooo:paragraph-rsid="00195b46"/>
    </style:style>
    <style:style style:name="P8" style:family="paragraph" style:parent-style-name="Standard" style:list-style-name="L1">
      <style:text-properties fo:font-style="normal" fo:font-weight="normal" officeooo:rsid="0010be29" officeooo:paragraph-rsid="0010be29" style:font-style-asian="normal" style:font-weight-asian="normal" style:font-style-complex="normal" style:font-weight-complex="normal"/>
    </style:style>
    <style:style style:name="P9" style:family="paragraph" style:parent-style-name="Standard" style:list-style-name="L1">
      <style:text-properties fo:font-style="normal" fo:font-weight="normal" officeooo:rsid="0018f6c1" officeooo:paragraph-rsid="0018f6c1" style:font-style-asian="normal" style:font-weight-asian="normal" style:font-style-complex="normal" style:font-weight-complex="normal"/>
    </style:style>
    <style:style style:name="P10" style:family="paragraph" style:parent-style-name="Standard">
      <style:text-properties fo:font-style="normal" fo:font-weight="normal" officeooo:rsid="00195b46" officeooo:paragraph-rsid="00195b46" style:font-style-asian="normal" style:font-weight-asian="normal" style:font-style-complex="normal" style:font-weight-complex="normal"/>
    </style:style>
    <style:style style:name="P11" style:family="paragraph" style:parent-style-name="Standard" style:list-style-name="L1">
      <style:text-properties fo:font-style="normal" fo:font-weight="normal" officeooo:rsid="001a94e1" officeooo:paragraph-rsid="001a94e1" style:font-style-asian="normal" style:font-weight-asian="normal" style:font-style-complex="normal" style:font-weight-complex="normal"/>
    </style:style>
    <style:style style:name="T1" style:family="text">
      <style:text-properties officeooo:rsid="00195b46"/>
    </style:style>
    <style:style style:name="T2" style:family="text">
      <style:text-properties officeooo:rsid="001a94e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s d'utilisation : <text:span text:style-name="T1">10.4 Gérer comptes des membres</text:span></text:p>
      <text:p text:style-name="P1"/>
      <text:p text:style-name="P2">Documentation</text:p>
      <table:table table:name="Table1" table:style-name="Table1">
        <table:table-column table:style-name="Table1.A"/>
        <table:table-column table:style-name="Table1.B"/>
        <table:table-row>
          <table:table-cell table:style-name="Table1.A1" office:value-type="string">
            <text:p text:style-name="P6">Titre</text:p>
          </table:table-cell>
          <table:table-cell table:style-name="Table1.B1" office:value-type="string">
            <text:p text:style-name="P7">Désactiver le compte d'un membre</text:p>
          </table:table-cell>
        </table:table-row>
        <table:table-row>
          <table:table-cell table:style-name="Table1.A2" office:value-type="string">
            <text:p text:style-name="P6">Type</text:p>
          </table:table-cell>
          <table:table-cell table:style-name="Table1.B6" office:value-type="string">
            <text:p text:style-name="P5">Use-case général</text:p>
          </table:table-cell>
        </table:table-row>
        <table:table-row>
          <table:table-cell table:style-name="Table1.A2" office:value-type="string">
            <text:p text:style-name="P6">Description</text:p>
          </table:table-cell>
          <table:table-cell table:style-name="Table1.B6" office:value-type="string">
            <text:p text:style-name="P5">L'<text:span text:style-name="T1">administrateur veut désactiver le compte d'un membre</text:span></text:p>
          </table:table-cell>
        </table:table-row>
        <table:table-row>
          <table:table-cell table:style-name="Table1.A2" office:value-type="string">
            <text:p text:style-name="P6">Acteurs</text:p>
          </table:table-cell>
          <table:table-cell table:style-name="Table1.B6" office:value-type="string">
            <text:p text:style-name="P7">Administrateur</text:p>
          </table:table-cell>
        </table:table-row>
        <table:table-row>
          <table:table-cell table:style-name="Table1.A2" office:value-type="string">
            <text:p text:style-name="P6">Préconditions</text:p>
          </table:table-cell>
          <table:table-cell table:style-name="Table1.B6" office:value-type="string">
            <text:p text:style-name="P5">L'acteur doit être authentifié <text:span text:style-name="T1">en tant qu'administrateur, le compte doit être actif et une raison valide doit être entrée pour la désactivation du compte..</text:span></text:p>
          </table:table-cell>
        </table:table-row>
        <table:table-row>
          <table:table-cell table:style-name="Table1.A2" office:value-type="string">
            <text:p text:style-name="P6">Postconditions</text:p>
          </table:table-cell>
          <table:table-cell table:style-name="Table1.B6" office:value-type="string">
            <text:p text:style-name="P7">Le compte du membre sera désactivé.</text:p>
          </table:table-cell>
        </table:table-row>
        <table:table-row>
          <table:table-cell table:style-name="Table1.A2" office:value-type="string">
            <text:p text:style-name="P6">Exceptions</text:p>
          </table:table-cell>
          <table:table-cell table:style-name="Table1.B7" office:value-type="string">
            <text:p text:style-name="P5">Aucune</text:p>
          </table:table-cell>
        </table:table-row>
      </table:table>
      <text:p text:style-name="P4"/>
      <text:p text:style-name="P10">Il est possible pour un administrateur de désactiver le compte d'un membre. Un compte peut être désactivé pour diverses raisons, telles qu'un non paiement, pour publications d'annonces indésirables, non respect envers un autre membre, etc. Pour se faire, l'acteur doit s'authentifier en tant qu'administrateur, sélectionner le membre pour lequel le compte doit être désactivé, entrer une raison pour la désactivation du compte et valider le tout.</text:p>
      <text:p text:style-name="P3"/>
      <text:p text:style-name="P2">Scénario d'opération</text:p>
      <text:list xml:id="list5404777713662513333" text:style-name="L1">
        <text:list-item>
          <text:p text:style-name="P8">L'utilisateur s'authentifie et passe alors au status de « <text:span text:style-name="T2">Administrateur </text:span>».</text:p>
        </text:list-item>
        <text:list-item>
          <text:p text:style-name="P9">L<text:span text:style-name="T2">'administrateur peut alors accéder à un panneau de contrôle réservé aux administrateurs</text:span>.</text:p>
        </text:list-item>
        <text:list-item>
          <text:p text:style-name="P11">En accédant à ce panneau de contrôle, il peut chercher le membre en faisant afficher la liste des membres ou en cherchant via une barre de recherche.</text:p>
        </text:list-item>
        <text:list-item>
          <text:p text:style-name="P11">Lorsque le membre est trouvé, il est possible pour l'administrateur d'accéder au compte du membre et de voir toutes ses informations.</text:p>
        </text:list-item>
        <text:list-item>
          <text:p text:style-name="P11">L'administrateur peut décider de désactiver le compte du membre.</text:p>
          <text:list>
            <text:list-item>
              <text:p text:style-name="P11">L'administrateur doit rentrer une raison valide pour la désactivation du membre.</text:p>
            </text:list-item>
            <text:list-item>
              <text:p text:style-name="P11">L'administrateur sera invité à confirmer la désactivation du compte.</text:p>
              <text:list>
                <text:list-item>
                  <text:p text:style-name="P11">Si l'administrateur confirme, alors le compte sera désactivé.</text:p>
                </text:list-item>
                <text:list-item>
                  <text:p text:style-name="P11">Si l'administrateur ne foncirme pas, alors le compte restera actif.</text:p>
                </text:list-item>
              </text:list>
            </text:list-item>
          </text:list>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Lucida Sans Unicode"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Lucida Sans Unicode"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31T18:29:55.614018890</meta:creation-date>
    <dc:date>2016-02-09T16:23:25.621426986</dc:date>
    <meta:editing-duration>PT1H15S</meta:editing-duration>
    <meta:editing-cycles>9</meta:editing-cycles>
    <meta:generator>LibreOffice/4.4.7.2$Linux_X86_64 LibreOffice_project/40m0$Build-2</meta:generator>
    <meta:document-statistic meta:table-count="1" meta:image-count="0" meta:object-count="0" meta:page-count="1" meta:paragraph-count="27" meta:word-count="257" meta:character-count="1709" meta:non-whitespace-character-count="1488"/>
  </office:meta>
</office:document-meta>
</file>